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1" table:number-columns-repeated="5" table:default-cell-style-name="ce13"/>
        <table:table-row table:style-name="ro1">
          <table:table-cell table:style-name="ce1" office:value-type="string" calcext:value-type="string">
            <text:p>Calibrating the 4-load-cell-amplifier version of the scale.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12" office:value-type="string" calcext:value-type="string">
            <text:p>Calculating noise (update this once all is nailed 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L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R</text:p>
          </table:table-cell>
          <table:table-cell/>
        </table:table-row>
        <table:table-row table:style-name="ro2">
          <table:table-cell office:value-type="float" office:value="5896" calcext:value-type="float">
            <text:p>5896</text:p>
          </table:table-cell>
          <table:table-cell office:value-type="float" office:value="6141" calcext:value-type="float">
            <text:p>6141</text:p>
          </table:table-cell>
          <table:table-cell office:value-type="float" office:value="-59882" calcext:value-type="float">
            <text:p>-59882</text:p>
          </table:table-cell>
          <table:table-cell office:value-type="float" office:value="-93962" calcext:value-type="float">
            <text:p>-93962</text:p>
          </table:table-cell>
          <table:table-cell/>
        </table:table-row>
        <table:table-row table:style-name="ro2">
          <table:table-cell office:value-type="float" office:value="5929" calcext:value-type="float">
            <text:p>5929</text:p>
          </table:table-cell>
          <table:table-cell office:value-type="float" office:value="6161" calcext:value-type="float">
            <text:p>6161</text:p>
          </table:table-cell>
          <table:table-cell office:value-type="float" office:value="-59981" calcext:value-type="float">
            <text:p>-59981</text:p>
          </table:table-cell>
          <table:table-cell office:value-type="float" office:value="-93948" calcext:value-type="float">
            <text:p>-93948</text:p>
          </table:table-cell>
          <table:table-cell/>
        </table:table-row>
        <table:table-row table:style-name="ro2">
          <table:table-cell office:value-type="float" office:value="5932" calcext:value-type="float">
            <text:p>5932</text:p>
          </table:table-cell>
          <table:table-cell office:value-type="float" office:value="6157" calcext:value-type="float">
            <text:p>6157</text:p>
          </table:table-cell>
          <table:table-cell office:value-type="float" office:value="-60077" calcext:value-type="float">
            <text:p>-60077</text:p>
          </table:table-cell>
          <table:table-cell office:value-type="float" office:value="-93923" calcext:value-type="float">
            <text:p>-93923</text:p>
          </table:table-cell>
          <table:table-cell/>
        </table:table-row>
        <table:table-row table:style-name="ro2">
          <table:table-cell office:value-type="float" office:value="5984" calcext:value-type="float">
            <text:p>5984</text:p>
          </table:table-cell>
          <table:table-cell office:value-type="float" office:value="6173" calcext:value-type="float">
            <text:p>6173</text:p>
          </table:table-cell>
          <table:table-cell office:value-type="float" office:value="-60045" calcext:value-type="float">
            <text:p>-60045</text:p>
          </table:table-cell>
          <table:table-cell office:value-type="float" office:value="-93980" calcext:value-type="float">
            <text:p>-93980</text:p>
          </table:table-cell>
          <table:table-cell/>
        </table:table-row>
        <table:table-row table:style-name="ro2">
          <table:table-cell office:value-type="float" office:value="5982" calcext:value-type="float">
            <text:p>5982</text:p>
          </table:table-cell>
          <table:table-cell office:value-type="float" office:value="6225" calcext:value-type="float">
            <text:p>6225</text:p>
          </table:table-cell>
          <table:table-cell office:value-type="float" office:value="-60029" calcext:value-type="float">
            <text:p>-60029</text:p>
          </table:table-cell>
          <table:table-cell office:value-type="float" office:value="-93898" calcext:value-type="float">
            <text:p>-93898</text:p>
          </table:table-cell>
          <table:table-cell/>
        </table:table-row>
        <table:table-row table:style-name="ro2">
          <table:table-cell office:value-type="float" office:value="6017" calcext:value-type="float">
            <text:p>6017</text:p>
          </table:table-cell>
          <table:table-cell office:value-type="float" office:value="6221" calcext:value-type="float">
            <text:p>6221</text:p>
          </table:table-cell>
          <table:table-cell office:value-type="float" office:value="-60032" calcext:value-type="float">
            <text:p>-60032</text:p>
          </table:table-cell>
          <table:table-cell office:value-type="float" office:value="-93892" calcext:value-type="float">
            <text:p>-93892</text:p>
          </table:table-cell>
          <table:table-cell/>
        </table:table-row>
        <table:table-row table:style-name="ro2">
          <table:table-cell office:value-type="float" office:value="6011" calcext:value-type="float">
            <text:p>6011</text:p>
          </table:table-cell>
          <table:table-cell office:value-type="float" office:value="6226" calcext:value-type="float">
            <text:p>6226</text:p>
          </table:table-cell>
          <table:table-cell office:value-type="float" office:value="-60029" calcext:value-type="float">
            <text:p>-60029</text:p>
          </table:table-cell>
          <table:table-cell office:value-type="float" office:value="-93899" calcext:value-type="float">
            <text:p>-93899</text:p>
          </table:table-cell>
          <table:table-cell/>
        </table:table-row>
        <table:table-row table:style-name="ro2">
          <table:table-cell office:value-type="float" office:value="6022" calcext:value-type="float">
            <text:p>6022</text:p>
          </table:table-cell>
          <table:table-cell office:value-type="float" office:value="6236" calcext:value-type="float">
            <text:p>6236</text:p>
          </table:table-cell>
          <table:table-cell office:value-type="float" office:value="-60044" calcext:value-type="float">
            <text:p>-60044</text:p>
          </table:table-cell>
          <table:table-cell office:value-type="float" office:value="-93898" calcext:value-type="float">
            <text:p>-93898</text:p>
          </table:table-cell>
          <table:table-cell/>
        </table:table-row>
        <table:table-row table:style-name="ro2">
          <table:table-cell office:value-type="float" office:value="6010" calcext:value-type="float">
            <text:p>6010</text:p>
          </table:table-cell>
          <table:table-cell office:value-type="float" office:value="6274" calcext:value-type="float">
            <text:p>6274</text:p>
          </table:table-cell>
          <table:table-cell office:value-type="float" office:value="-60042" calcext:value-type="float">
            <text:p>-60042</text:p>
          </table:table-cell>
          <table:table-cell office:value-type="float" office:value="-93863" calcext:value-type="float">
            <text:p>-93863</text:p>
          </table:table-cell>
          <table:table-cell/>
        </table:table-row>
        <table:table-row table:style-name="ro2">
          <table:table-cell office:value-type="float" office:value="6019" calcext:value-type="float">
            <text:p>6019</text:p>
          </table:table-cell>
          <table:table-cell office:value-type="float" office:value="6254" calcext:value-type="float">
            <text:p>6254</text:p>
          </table:table-cell>
          <table:table-cell office:value-type="float" office:value="-60006" calcext:value-type="float">
            <text:p>-60006</text:p>
          </table:table-cell>
          <table:table-cell office:value-type="float" office:value="-93884" calcext:value-type="float">
            <text:p>-93884</text:p>
          </table:table-cell>
          <table:table-cell/>
        </table:table-row>
        <table:table-row table:style-name="ro2">
          <table:table-cell office:value-type="float" office:value="5993" calcext:value-type="float">
            <text:p>5993</text:p>
          </table:table-cell>
          <table:table-cell office:value-type="float" office:value="6272" calcext:value-type="float">
            <text:p>6272</text:p>
          </table:table-cell>
          <table:table-cell office:value-type="float" office:value="-60037" calcext:value-type="float">
            <text:p>-60037</text:p>
          </table:table-cell>
          <table:table-cell office:value-type="float" office:value="-93837" calcext:value-type="float">
            <text:p>-93837</text:p>
          </table:table-cell>
          <table:table-cell/>
        </table:table-row>
        <table:table-row table:style-name="ro2">
          <table:table-cell office:value-type="float" office:value="6019" calcext:value-type="float">
            <text:p>6019</text:p>
          </table:table-cell>
          <table:table-cell office:value-type="float" office:value="6271" calcext:value-type="float">
            <text:p>6271</text:p>
          </table:table-cell>
          <table:table-cell office:value-type="float" office:value="-60075" calcext:value-type="float">
            <text:p>-60075</text:p>
          </table:table-cell>
          <table:table-cell office:value-type="float" office:value="-93811" calcext:value-type="float">
            <text:p>-93811</text:p>
          </table:table-cell>
          <table:table-cell/>
        </table:table-row>
        <table:table-row table:style-name="ro2">
          <table:table-cell office:value-type="float" office:value="6035" calcext:value-type="float">
            <text:p>6035</text:p>
          </table:table-cell>
          <table:table-cell office:value-type="float" office:value="6285" calcext:value-type="float">
            <text:p>6285</text:p>
          </table:table-cell>
          <table:table-cell office:value-type="float" office:value="-60033" calcext:value-type="float">
            <text:p>-60033</text:p>
          </table:table-cell>
          <table:table-cell office:value-type="float" office:value="-93873" calcext:value-type="float">
            <text:p>-93873</text:p>
          </table:table-cell>
          <table:table-cell/>
        </table:table-row>
        <table:table-row table:style-name="ro2">
          <table:table-cell office:value-type="float" office:value="6077" calcext:value-type="float">
            <text:p>6077</text:p>
          </table:table-cell>
          <table:table-cell office:value-type="float" office:value="6295" calcext:value-type="float">
            <text:p>6295</text:p>
          </table:table-cell>
          <table:table-cell office:value-type="float" office:value="-60008" calcext:value-type="float">
            <text:p>-60008</text:p>
          </table:table-cell>
          <table:table-cell office:value-type="float" office:value="-93856" calcext:value-type="float">
            <text:p>-93856</text:p>
          </table:table-cell>
          <table:table-cell/>
        </table:table-row>
        <table:table-row table:style-name="ro2">
          <table:table-cell office:value-type="float" office:value="6057" calcext:value-type="float">
            <text:p>6057</text:p>
          </table:table-cell>
          <table:table-cell office:value-type="float" office:value="6230" calcext:value-type="float">
            <text:p>6230</text:p>
          </table:table-cell>
          <table:table-cell office:value-type="float" office:value="-60026" calcext:value-type="float">
            <text:p>-60026</text:p>
          </table:table-cell>
          <table:table-cell office:value-type="float" office:value="-93864" calcext:value-type="float">
            <text:p>-93864</text:p>
          </table:table-cell>
          <table:table-cell/>
        </table:table-row>
        <table:table-row table:style-name="ro2">
          <table:table-cell office:value-type="float" office:value="6026" calcext:value-type="float">
            <text:p>6026</text:p>
          </table:table-cell>
          <table:table-cell office:value-type="float" office:value="6339" calcext:value-type="float">
            <text:p>6339</text:p>
          </table:table-cell>
          <table:table-cell office:value-type="float" office:value="-60032" calcext:value-type="float">
            <text:p>-60032</text:p>
          </table:table-cell>
          <table:table-cell office:value-type="float" office:value="-93812" calcext:value-type="float">
            <text:p>-93812</text:p>
          </table:table-cell>
          <table:table-cell/>
        </table:table-row>
        <table:table-row table:style-name="ro2">
          <table:table-cell office:value-type="float" office:value="6057" calcext:value-type="float">
            <text:p>6057</text:p>
          </table:table-cell>
          <table:table-cell office:value-type="float" office:value="6290" calcext:value-type="float">
            <text:p>6290</text:p>
          </table:table-cell>
          <table:table-cell office:value-type="float" office:value="-60039" calcext:value-type="float">
            <text:p>-60039</text:p>
          </table:table-cell>
          <table:table-cell office:value-type="float" office:value="-93818" calcext:value-type="float">
            <text:p>-93818</text:p>
          </table:table-cell>
          <table:table-cell/>
        </table:table-row>
        <table:table-row table:style-name="ro2">
          <table:table-cell office:value-type="float" office:value="6036" calcext:value-type="float">
            <text:p>6036</text:p>
          </table:table-cell>
          <table:table-cell office:value-type="float" office:value="6287" calcext:value-type="float">
            <text:p>6287</text:p>
          </table:table-cell>
          <table:table-cell office:value-type="float" office:value="-60024" calcext:value-type="float">
            <text:p>-60024</text:p>
          </table:table-cell>
          <table:table-cell office:value-type="float" office:value="-93852" calcext:value-type="float">
            <text:p>-93852</text:p>
          </table:table-cell>
          <table:table-cell/>
        </table:table-row>
        <table:table-row table:style-name="ro2">
          <table:table-cell office:value-type="float" office:value="5990" calcext:value-type="float">
            <text:p>5990</text:p>
          </table:table-cell>
          <table:table-cell office:value-type="float" office:value="6347" calcext:value-type="float">
            <text:p>6347</text:p>
          </table:table-cell>
          <table:table-cell office:value-type="float" office:value="-60067" calcext:value-type="float">
            <text:p>-60067</text:p>
          </table:table-cell>
          <table:table-cell office:value-type="float" office:value="-93856" calcext:value-type="float">
            <text:p>-93856</text:p>
          </table:table-cell>
          <table:table-cell/>
        </table:table-row>
        <table:table-row table:style-name="ro2">
          <table:table-cell office:value-type="float" office:value="6088" calcext:value-type="float">
            <text:p>6088</text:p>
          </table:table-cell>
          <table:table-cell office:value-type="float" office:value="6325" calcext:value-type="float">
            <text:p>6325</text:p>
          </table:table-cell>
          <table:table-cell office:value-type="float" office:value="-60041" calcext:value-type="float">
            <text:p>-60041</text:p>
          </table:table-cell>
          <table:table-cell office:value-type="float" office:value="-93846" calcext:value-type="float">
            <text:p>-93846</text:p>
          </table:table-cell>
          <table:table-cell/>
        </table:table-row>
        <table:table-row table:style-name="ro2">
          <table:table-cell office:value-type="float" office:value="6054" calcext:value-type="float">
            <text:p>6054</text:p>
          </table:table-cell>
          <table:table-cell office:value-type="float" office:value="6342" calcext:value-type="float">
            <text:p>6342</text:p>
          </table:table-cell>
          <table:table-cell office:value-type="float" office:value="-60068" calcext:value-type="float">
            <text:p>-60068</text:p>
          </table:table-cell>
          <table:table-cell office:value-type="float" office:value="-93803" calcext:value-type="float">
            <text:p>-93803</text:p>
          </table:table-cell>
          <table:table-cell/>
        </table:table-row>
        <table:table-row table:style-name="ro2">
          <table:table-cell office:value-type="float" office:value="6055" calcext:value-type="float">
            <text:p>6055</text:p>
          </table:table-cell>
          <table:table-cell office:value-type="float" office:value="6296" calcext:value-type="float">
            <text:p>6296</text:p>
          </table:table-cell>
          <table:table-cell office:value-type="float" office:value="-60052" calcext:value-type="float">
            <text:p>-60052</text:p>
          </table:table-cell>
          <table:table-cell office:value-type="float" office:value="-93842" calcext:value-type="float">
            <text:p>-93842</text:p>
          </table:table-cell>
          <table:table-cell/>
        </table:table-row>
        <table:table-row table:style-name="ro2">
          <table:table-cell office:value-type="float" office:value="6067" calcext:value-type="float">
            <text:p>6067</text:p>
          </table:table-cell>
          <table:table-cell office:value-type="float" office:value="6371" calcext:value-type="float">
            <text:p>6371</text:p>
          </table:table-cell>
          <table:table-cell office:value-type="float" office:value="-60031" calcext:value-type="float">
            <text:p>-60031</text:p>
          </table:table-cell>
          <table:table-cell office:value-type="float" office:value="-93839" calcext:value-type="float">
            <text:p>-93839</text:p>
          </table:table-cell>
          <table:table-cell/>
        </table:table-row>
        <table:table-row table:style-name="ro2">
          <table:table-cell office:value-type="float" office:value="5986" calcext:value-type="float">
            <text:p>5986</text:p>
          </table:table-cell>
          <table:table-cell office:value-type="float" office:value="6291" calcext:value-type="float">
            <text:p>6291</text:p>
          </table:table-cell>
          <table:table-cell office:value-type="float" office:value="-60079" calcext:value-type="float">
            <text:p>-60079</text:p>
          </table:table-cell>
          <table:table-cell office:value-type="float" office:value="-93840" calcext:value-type="float">
            <text:p>-93840</text:p>
          </table:table-cell>
          <table:table-cell/>
        </table:table-row>
        <table:table-row table:style-name="ro2">
          <table:table-cell office:value-type="float" office:value="5703" calcext:value-type="float">
            <text:p>5703</text:p>
          </table:table-cell>
          <table:table-cell office:value-type="float" office:value="6395" calcext:value-type="float">
            <text:p>6395</text:p>
          </table:table-cell>
          <table:table-cell office:value-type="float" office:value="-60117" calcext:value-type="float">
            <text:p>-60117</text:p>
          </table:table-cell>
          <table:table-cell office:value-type="float" office:value="-93821" calcext:value-type="float">
            <text:p>-93821</text:p>
          </table:table-cell>
          <table:table-cell/>
        </table:table-row>
        <table:table-row table:style-name="ro2">
          <table:table-cell office:value-type="float" office:value="5755" calcext:value-type="float">
            <text:p>5755</text:p>
          </table:table-cell>
          <table:table-cell office:value-type="float" office:value="6405" calcext:value-type="float">
            <text:p>6405</text:p>
          </table:table-cell>
          <table:table-cell office:value-type="float" office:value="-60092" calcext:value-type="float">
            <text:p>-60092</text:p>
          </table:table-cell>
          <table:table-cell office:value-type="float" office:value="-93822" calcext:value-type="float">
            <text:p>-93822</text:p>
          </table:table-cell>
          <table:table-cell/>
        </table:table-row>
        <table:table-row table:style-name="ro2">
          <table:table-cell office:value-type="float" office:value="5747" calcext:value-type="float">
            <text:p>5747</text:p>
          </table:table-cell>
          <table:table-cell office:value-type="float" office:value="6406" calcext:value-type="float">
            <text:p>6406</text:p>
          </table:table-cell>
          <table:table-cell office:value-type="float" office:value="-60144" calcext:value-type="float">
            <text:p>-60144</text:p>
          </table:table-cell>
          <table:table-cell office:value-type="float" office:value="-93801" calcext:value-type="float">
            <text:p>-93801</text:p>
          </table:table-cell>
          <table:table-cell/>
        </table:table-row>
        <table:table-row table:style-name="ro2">
          <table:table-cell office:value-type="float" office:value="5720" calcext:value-type="float">
            <text:p>5720</text:p>
          </table:table-cell>
          <table:table-cell office:value-type="float" office:value="6320" calcext:value-type="float">
            <text:p>6320</text:p>
          </table:table-cell>
          <table:table-cell office:value-type="float" office:value="-60073" calcext:value-type="float">
            <text:p>-60073</text:p>
          </table:table-cell>
          <table:table-cell office:value-type="float" office:value="-93844" calcext:value-type="float">
            <text:p>-93844</text:p>
          </table:table-cell>
          <table:table-cell/>
        </table:table-row>
        <table:table-row table:style-name="ro2">
          <table:table-cell office:value-type="float" office:value="5739" calcext:value-type="float">
            <text:p>5739</text:p>
          </table:table-cell>
          <table:table-cell office:value-type="float" office:value="6367" calcext:value-type="float">
            <text:p>6367</text:p>
          </table:table-cell>
          <table:table-cell office:value-type="float" office:value="-60149" calcext:value-type="float">
            <text:p>-60149</text:p>
          </table:table-cell>
          <table:table-cell office:value-type="float" office:value="-93794" calcext:value-type="float">
            <text:p>-93794</text:p>
          </table:table-cell>
          <table:table-cell/>
        </table:table-row>
        <table:table-row table:style-name="ro2">
          <table:table-cell office:value-type="float" office:value="5737" calcext:value-type="float">
            <text:p>5737</text:p>
          </table:table-cell>
          <table:table-cell office:value-type="float" office:value="6325" calcext:value-type="float">
            <text:p>6325</text:p>
          </table:table-cell>
          <table:table-cell office:value-type="float" office:value="-60136" calcext:value-type="float">
            <text:p>-60136</text:p>
          </table:table-cell>
          <table:table-cell office:value-type="float" office:value="-93757" calcext:value-type="float">
            <text:p>-93757</text:p>
          </table:table-cell>
          <table:table-cell/>
        </table:table-row>
        <table:table-row table:style-name="ro2">
          <table:table-cell table:formula="of:=AVERAGE([.A5:.A34])" office:value-type="float" office:value="5958.1" calcext:value-type="float">
            <text:p>5958.1</text:p>
          </table:table-cell>
          <table:table-cell table:formula="of:=AVERAGE([.B5:.B34])" office:value-type="float" office:value="6284.23333333333" calcext:value-type="float">
            <text:p>6284.2333333333</text:p>
          </table:table-cell>
          <table:table-cell table:formula="of:=AVERAGE([.C5:.C34])" office:value-type="float" office:value="-60049.6666666667" calcext:value-type="float">
            <text:p>-60049.6666666667</text:p>
          </table:table-cell>
          <table:table-cell table:formula="of:=AVERAGE([.D5:.D34])" office:value-type="float" office:value="-93857.8333333333" calcext:value-type="float">
            <text:p>-93857.8333333333</text:p>
          </table:table-cell>
          <table:table-cell table:style-name="ce12" office:value-type="string" calcext:value-type="string">
            <text:p>Average</text:p>
          </table:table-cell>
        </table:table-row>
        <table:table-row table:style-name="ro2">
          <table:table-cell table:formula="of:=STDEV([.A5:.A34]) * 3" office:value-type="float" office:value="366.23255754629" calcext:value-type="float">
            <text:p>366.2325575463</text:p>
          </table:table-cell>
          <table:table-cell table:formula="of:=STDEV([.B5:.B34]) * 3" office:value-type="float" office:value="217.943388726649" calcext:value-type="float">
            <text:p>217.9433887266</text:p>
          </table:table-cell>
          <table:table-cell table:formula="of:=STDEV([.C5:.C34]) * 3" office:value-type="float" office:value="153.816953462269" calcext:value-type="float">
            <text:p>153.8169534623</text:p>
          </table:table-cell>
          <table:table-cell table:formula="of:=STDEV([.D5:.D34]) * 3" office:value-type="float" office:value="153.527656724482" calcext:value-type="float">
            <text:p>153.5276567245</text:p>
          </table:table-cell>
          <table:table-cell table:style-name="ce12" office:value-type="string" calcext:value-type="string">
            <text:p>3 Std Dev</text:p>
          </table:table-cell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8:21:45.698858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01T18:42:18.285368228</dc:date>
    <meta:editing-duration>P2DT2H26M39S</meta:editing-duration>
    <meta:editing-cycles>50</meta:editing-cycles>
    <meta:generator>LibreOffice/4.2.8.2$Linux_X86_64 LibreOffice_project/420m0$Build-2</meta:generator>
    <meta:document-statistic meta:table-count="3" meta:cell-count="580" meta:object-count="0"/>
  </office:meta>
</office:document-meta>
</file>